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8792in" fo:margin-left="-0.1597in" fo:margin-top="0in" fo:margin-bottom="0in" style:page-number="1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7" style:family="table-row">
      <style:table-row-properties style:min-row-height="0.5514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Table1.11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c69e9a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df5c81" style:font-name-asian="Roboto2" style:font-size-asian="10pt" style:font-weight-asian="bold" style:font-name-complex="Roboto2" style:font-size-complex="10pt" style:font-weight-complex="bold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d22ff8"/>
    </style:style>
    <style:style style:name="P15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dc9590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df5c81" style:font-name-asian="Roboto2" style:font-size-asian="10pt" style:font-name-complex="Roboto2" style:font-size-complex="10pt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32" style:family="paragraph" style:parent-style-name="Standard" style:list-style-name="L1">
      <style:paragraph-properties fo:line-height="100%" fo:orphans="0" fo:widows="0"/>
      <style:text-properties officeooo:paragraph-rsid="00c34b79"/>
    </style:style>
    <style:style style:name="P33" style:family="paragraph" style:parent-style-name="Standard" style:list-style-name="L1">
      <style:paragraph-properties fo:line-height="100%" fo:orphans="0" fo:widows="0"/>
      <style:text-properties officeooo:paragraph-rsid="00ba1d29"/>
    </style:style>
    <style:style style:name="P34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5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a1d2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d8b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69e9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ba1d29" style:font-name-asian="Roboto2" style:font-size-asian="10pt" style:font-weight-asian="normal" style:font-name-complex="Roboto2" style:font-size-complex="10pt" style:font-weight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41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42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rsid="00df5c81" officeooo:paragraph-rsid="00df5c81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officeooo:rsid="00c463f2" officeooo:paragraph-rsid="00c463f2"/>
    </style:style>
    <style:style style:name="P46" style:family="paragraph" style:parent-style-name="Standard" style:list-style-name="L1">
      <style:paragraph-properties fo:line-height="100%" fo:orphans="0" fo:widows="0"/>
      <style:text-properties officeooo:rsid="00df5c81" officeooo:paragraph-rsid="00df5c81"/>
    </style:style>
    <style:style style:name="P47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7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1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22" style:family="text">
      <style:text-properties style:font-name="Roboto1" fo:font-size="10pt" style:font-name-asian="Roboto2" style:font-size-asian="10pt" style:font-name-complex="Roboto2" style:font-size-complex="10pt"/>
    </style:style>
    <style:style style:name="T23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4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25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27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28" style:family="text">
      <style:text-properties style:font-name="Roboto1" fo:font-size="10pt" officeooo:rsid="00e3f336" style:font-name-asian="Roboto2" style:font-size-asian="10pt" style:font-name-complex="Roboto2" style:font-size-complex="10pt"/>
    </style:style>
    <style:style style:name="T29" style:family="text">
      <style:text-properties style:font-name="Roboto1" fo:font-size="10pt" officeooo:rsid="00e5e749" style:font-name-asian="Roboto2" style:font-size-asian="10pt" style:font-name-complex="Roboto2" style:font-size-complex="10pt"/>
    </style:style>
    <style:style style:name="T30" style:family="text">
      <style:text-properties style:font-name="Roboto1" fo:font-size="10pt" officeooo:rsid="00e76130" style:font-name-asian="Roboto2" style:font-size-asian="10pt" style:font-name-complex="Roboto2" style:font-size-complex="10pt"/>
    </style:style>
    <style:style style:name="T31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2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3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4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5" style:family="text">
      <style:text-properties style:font-name="Roboto1"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3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3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38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9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40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48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50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51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52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53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4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5" style:family="text">
      <style:text-properties style:font-name="Roboto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style:font-name="Roboto1" fo:font-size="10pt" fo:font-style="normal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style:font-name="Roboto1" fo:font-size="10pt" fo:font-style="normal" fo:font-weight="normal" officeooo:rsid="00e3e2e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style:font-name="Roboto1" fo:font-size="10pt" fo:font-style="normal" fo:font-weight="normal" officeooo:rsid="00e6abe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62" style:family="text">
      <style:text-properties style:font-name="Roboto1" fo:font-size="10pt" fo:font-style="italic" style:text-underline-style="none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3" style:family="text">
      <style:text-properties style:font-name="Roboto1" fo:font-size="10pt" fo:font-style="italic" style:text-underline-style="none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4" style:family="text">
      <style:text-properties fo:font-weight="normal" officeooo:rsid="005fbdae" style:font-weight-asian="normal" style:font-weight-complex="normal"/>
    </style:style>
    <style:style style:name="T65" style:family="text">
      <style:text-properties officeooo:rsid="0060ff9f"/>
    </style:style>
    <style:style style:name="T66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67" style:family="text">
      <style:text-properties fo:font-style="normal" officeooo:rsid="008e79c7" style:font-style-asian="normal" style:font-style-complex="normal"/>
    </style:style>
    <style:style style:name="T68" style:family="text">
      <style:text-properties fo:font-style="normal" officeooo:rsid="00bf2b2d" style:font-style-asian="normal" style:font-style-complex="normal"/>
    </style:style>
    <style:style style:name="T69" style:family="text">
      <style:text-properties officeooo:rsid="0082c05c"/>
    </style:style>
    <style:style style:name="T70" style:family="text">
      <style:text-properties officeooo:rsid="0094c2de"/>
    </style:style>
    <style:style style:name="T7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3" style:family="text">
      <style:text-properties officeooo:rsid="009b41a1"/>
    </style:style>
    <style:style style:name="T74" style:family="text">
      <style:text-properties officeooo:rsid="009f14e6"/>
    </style:style>
    <style:style style:name="T75" style:family="text">
      <style:text-properties officeooo:rsid="00a884b6"/>
    </style:style>
    <style:style style:name="T76" style:family="text">
      <style:text-properties officeooo:rsid="00ad8019"/>
    </style:style>
    <style:style style:name="T77" style:family="text">
      <style:text-properties officeooo:rsid="00ba1d29"/>
    </style:style>
    <style:style style:name="T78" style:family="text">
      <style:text-properties officeooo:rsid="00d0b07b"/>
    </style:style>
    <style:style style:name="T79" style:family="text">
      <style:text-properties officeooo:rsid="00e1f74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37in" svg:y="0.3661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1492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256in" svg:y="0.372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37in" svg:y="0.5862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37in" svg:y="0.1457in" svg:width="0.1929in" svg:height="0.1929in" draw:z-index="4">
        <draw:image xlink:href="Pictures/10000201000003E8000003E85996F9E76E303C74.png" xlink:type="simple" xlink:show="embed" xlink:actuate="onLoad" loext:mime-type="image/png"/>
      </draw:frame>
      <draw:frame draw:style-name="fr1" draw:name="Image6" text:anchor-type="page" text:anchor-page-number="1" svg:x="4.6339in" svg:y="0.5929in" svg:width="0.1791in" svg:height="0.1791in" draw:z-index="5">
        <draw:image xlink:href="Pictures/10000201000002000000020062654E3D0C88CBBE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<text:span text:style-name="T70">R</text:span>ICHARD S. ZHU</text:p>
          </table:table-cell>
          <table:table-cell table:style-name="Table2.B1" office:value-type="string">
            <text:p text:style-name="P30">rszhu@berkeley.edu</text:p>
            <text:p text:style-name="P48">858-371-8838</text:p>
            <text:p text:style-name="P49">Berkeley, CA</text:p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29">ocf.io/rszhu</text:p>
            <text:p text:style-name="P3">linkedin.com/in/rszhu</text:p>
            <text:p text:style-name="P28">github.com/richardszhu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<text:span text:style-name="T78">DUCATION</text:span></text:p>
          </table:table-cell>
          <table:table-cell table:style-name="Table1.A1" office:value-type="string">
            <text:p text:style-name="P16"><text:span text:style-name="T7">University of California, Berkeley <text:s text:c="19"/></text:span><text:span text:style-name="T16"><text:s/></text:span><text:span text:style-name="T7"><text:s text:c="51"/></text:span><text:span text:style-name="T10"><text:s text:c="7"/></text:span><text:span text:style-name="T19"><text:s/></text:span><text:span text:style-name="T20">Expected Graduation: </text:span><text:span text:style-name="T17">May 2023</text:span><text:span text:style-name="T7"> <text:s text:c="81"/></text:span></text:p>
            <text:p text:style-name="P17"><text:span text:style-name="T18">B.A. Computer Science</text:span><text:span text:style-name="T21"> </text:span><text:span text:style-name="T6"><text:s text:c="92"/></text:span><text:span text:style-name="T11"><text:s text:c="15"/></text:span></text:p>
            <text:p text:style-name="P19"><text:span text:style-name="T71">Relevant Coursework:</text:span><text:span text:style-name="T72"> </text:span>Structure of Computer Programs, <text:span text:style-name="T69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8"><text:span text:style-name="T66">Languages:</text:span><text:span text:style-name="T5"> </text:span>Python, Java, SQL, HTML/CSS, <text:span text:style-name="T79">JavaScript</text:span></text:p>
            <text:p text:style-name="P20"><text:span text:style-name="T66">Frameworks/Technologies:</text:span><text:span text:style-name="T5"> </text:span><text:span text:style-name="T64">Git, </text:span>Linux (Ubuntu), <text:span text:style-name="T65">NumPy, Bootstrap</text:span></text:p>
          </table:table-cell>
        </table:table-row>
        <table:table-row table:style-name="Table1.3">
          <table:table-cell table:style-name="Table1.A1" office:value-type="string">
            <text:p text:style-name="P24">PROJECTS</text:p>
          </table:table-cell>
          <table:table-cell table:style-name="Table1.A1" office:value-type="string">
            <text:p text:style-name="P15"><text:span text:style-name="T37">Investment </text:span><text:span text:style-name="T31">Portfolio Diversity Visualization Tool </text:span><text:span text:style-name="T32">(</text:span><text:span text:style-name="T34">Python, </text:span><text:span text:style-name="T36">MatPlotLib, </text:span><text:span text:style-name="T33">Git</text:span><text:span text:style-name="T32">)</text:span></text:p>
            <text:p text:style-name="P15"><text:span text:style-name="T60"><text:s text:c="2"/>★ <text:s/></text:span><text:span text:style-name="T61"><text:s/></text:span><text:span text:style-name="T62">Winn</text:span><text:span text:style-name="T63">ing Project</text:span><text:span text:style-name="T62"> of the CalHacks 2019 BlackRock API Prize</text:span></text:p>
            <text:list xml:id="list2564831214" text:style-name="L1">
              <text:list-item>
                <text:p text:style-name="P31"><text:span text:style-name="T41">A tool</text:span><text:span text:style-name="T39"> that visualizes the diversity of an investment portfolio </text:span><text:span text:style-name="T40">given</text:span><text:span text:style-name="T39"> any </text:span><text:span text:style-name="T42">applicable </text:span><text:span text:style-name="T39">security attribute </text:span></text:p>
              </text:list-item>
              <text:list-item>
                <text:p text:style-name="P34"><text:span text:style-name="T73">Leveraged</text:span> BlackRock API to <text:span text:style-name="T77">compile, </text:span>sort, and categorize <text:span text:style-name="T74">security</text:span> data f<text:span text:style-name="T74">rom an array of stock symbols</text:span></text:p>
              </text:list-item>
              <text:list-item>
                <text:p text:style-name="P41"><text:span text:style-name="T52">Integrated</text:span><text:span text:style-name="T50"> MatPlotLib to visualize </text:span><text:span text:style-name="T51">calculated diversity</text:span><text:span text:style-name="T50"> data and to create a GUI for </text:span><text:span text:style-name="T53">user</text:span><text:span text:style-name="T50"> </text:span><text:span text:style-name="T54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3"><text:span text:style-name="T31">Bomberman Remastered </text:span><text:span text:style-name="T32">(Java, </text:span><text:span text:style-name="T33">Git</text:span><text:span text:style-name="T32">)</text:span></text:p>
            <text:list xml:id="list194051090619425" text:continue-numbering="true" text:style-name="L1">
              <text:list-item>
                <text:p text:style-name="P35">An improved remake of the classic video game Bomberman that can be played on modern devices</text:p>
              </text:list-item>
              <text:list-item>
                <text:p text:style-name="P35">Fully recreated core gameplay functionalities, such as player action timers and random power-up drops</text:p>
              </text:list-item>
              <text:list-item>
                <text:p text:style-name="P39">Added an all-new local multiplayer mode, including dynamic player vs. player gameplay </text:p>
              </text:list-item>
              <text:list-item>
                <text:p text:style-name="P40"><text:span text:style-name="T67">Utilized the Java Swing toolkit to design game menus </text:span><text:span text:style-name="T68">and </text:span><text:span text:style-name="T67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0">Scheme <text:span text:style-name="T76">Language</text:span> Interpreter <text:span text:style-name="T75">(</text:span>Python)</text:p>
            <text:list xml:id="list194050387952268" text:continue-numbering="true" text:style-name="L1">
              <text:list-item>
                <text:p text:style-name="P42"><text:span text:style-name="T23">A</text:span><text:span text:style-name="T24">n i</text:span><text:span text:style-name="T23">nterpreter for the Scheme </text:span><text:span text:style-name="T24">programming </text:span><text:span text:style-name="T23">language </text:span><text:span text:style-name="T26">(a dialect of Lisp)</text:span><text:span text:style-name="T23">, </text:span><text:span text:style-name="T24">built </text:span><text:span text:style-name="T25">using</text:span><text:span text:style-name="T24"> Python</text:span></text:p>
              </text:list-item>
              <text:list-item>
                <text:p text:style-name="P32"><text:span text:style-name="T39">Implemented </text:span><text:span text:style-name="T43">environments, </text:span><text:span text:style-name="T39">lexical </text:span><text:span text:style-name="T44">and </text:span><text:span text:style-name="T39">dynamic scoping, </text:span><text:span text:style-name="T44">exceptions, macros,</text:span><text:span text:style-name="T46"> </text:span><text:span text:style-name="T45">special form</text:span><text:span text:style-name="T46">s, and more</text:span></text:p>
              </text:list-item>
              <text:list-item>
                <text:p text:style-name="P45"><text:span text:style-name="T47">Ensured </text:span><text:span text:style-name="T38">correct recursive evaluation </text:span><text:span text:style-name="T49">procedures</text:span><text:span text:style-name="T38"> for call expressions, special forms, </text:span><text:span text:style-name="T48">and primitiv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194052194513207" text:continue-numbering="true" text:style-name="L1">
              <text:list-item>
                <text:p text:style-name="P35">An interactive typing program that calculates typing speed and accuracy with every keystroke</text:p>
              </text:list-item>
              <text:list-item>
                <text:p text:style-name="P33"><text:span text:style-name="T45">Built</text:span><text:span text:style-name="T39"> smart autocorrect feature </text:span><text:span text:style-name="T46">that determines </text:span><text:span text:style-name="T39">similarity between input and a base word</text:span></text:p>
              </text:list-item>
              <text:list-item>
                <text:p text:style-name="P33"><text:span text:style-name="T39">Set up communication of clientside information to game servers for multiplayer “</text:span><text:span text:style-name="T46">racing” </text:span><text:span text:style-name="T39">integration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2">Personal Website (HTML, CSS, JavaScript) </text:p>
            <text:list xml:id="list194050974655918" text:continue-numbering="true" text:style-name="L1">
              <text:list-item>
                <text:p text:style-name="P44"><text:span text:style-name="T23">C</text:span><text:span text:style-name="T22">reated a personal website </text:span><text:span text:style-name="T28">from </text:span><text:span text:style-name="T30">the ground up</text:span><text:span text:style-name="T28">, adhering to a </text:span><text:span text:style-name="T29">planned </text:span><text:span text:style-name="T28">set of design principles</text:span></text:p>
              </text:list-item>
              <text:list-item>
                <text:p text:style-name="P46"><text:span text:style-name="T56">U</text:span><text:span text:style-name="T55">tilized the Bootstrap framework to organize </text:span><text:span text:style-name="T59">page</text:span><text:span text:style-name="T55"> </text:span><text:span text:style-name="T57">layout </text:span><text:span text:style-name="T58">and specify element styling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7">EXPERIENCE</text:p>
          </table:table-cell>
          <table:table-cell table:style-name="Table1.A1" office:value-type="string">
            <text:list xml:id="list1292533671" text:style-name="WWNum3">
              <text:list-header>
                <text:p text:style-name="P47"><text:span text:style-name="T7">Gateways Summer School <text:s text:c="2"/></text:span><text:span text:style-name="T6"><text:s text:c="121"/></text:span><text:span text:style-name="T8">San Diego, CA</text:span></text:p>
              </text:list-header>
            </text:list>
            <text:p text:style-name="P8"><text:span text:style-name="T12">Teaching Aide <text:s text:c="133"/>Jul.</text:span><text:span text:style-name="T11"> 2018 — Aug. 2018</text:span></text:p>
            <text:list xml:id="list194050890773861" text:continue-list="list194050974655918" text:style-name="L1">
              <text:list-item>
                <text:p text:style-name="P43"><text:span text:style-name="T23">Aided Architecture &amp; Engineering teacher with giving lessons and </text:span><text:span text:style-name="T25">explaining </text:span><text:span text:style-name="T27">provided</text:span><text:span text:style-name="T25"> examples</text:span></text:p>
              </text:list-item>
              <text:list-item>
                <text:p text:style-name="P36">Guided 30 students on their projects and supervised them during break, learning, and work time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4"><text:span text:style-name="T31">Online Clothing Page <text:s text:c="131"/></text:span><text:span text:style-name="T38"><text:s/></text:span><text:span text:style-name="T35">San Diego, CA</text:span><text:span text:style-name="T31"> <text:s text:c="27"/></text:span></text:p>
            <text:p text:style-name="P6"><text:span text:style-name="T15">Self Employed</text:span><text:span text:style-name="T9"> <text:s text:c="12"/></text:span><text:span text:style-name="T7"><text:s text:c="52"/></text:span><text:span text:style-name="T11"><text:s text:c="67"/>Jan. 2018 — </text:span><text:span text:style-name="T14">May</text:span><text:span text:style-name="T11"> 2019</text:span></text:p>
            <text:list xml:id="list194051318875520" text:continue-numbering="true" text:style-name="L1">
              <text:list-item>
                <text:p text:style-name="P37">Sold, packaged, and shipped clothing, cosmetics, books, and other items online</text:p>
              </text:list-item>
              <text:list-item>
                <text:p text:style-name="P37">Completed over 85 transactions,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5">ACTIVITIES</text:p>
          </table:table-cell>
          <table:table-cell table:style-name="Table1.A1" office:value-type="string">
            <text:p text:style-name="P5"><text:span text:style-name="T7">Catalyst for Success <text:s text:c="132"/></text:span><text:span text:style-name="T8">San Diego, CA</text:span></text:p>
            <text:p text:style-name="P7"><text:span text:style-name="T12">Treasurer, </text:span><text:span text:style-name="T13">Senior Technology Mentor</text:span><text:span text:style-name="T12"> <text:s/></text:span><text:span text:style-name="T6"><text:s text:c="90"/></text:span><text:span text:style-name="T11">Sep. 2017 — Aug. 2019</text:span></text:p>
            <text:list xml:id="list194051125250010" text:continue-numbering="true" text:style-name="L1">
              <text:list-item>
                <text:p text:style-name="P38">Taught programming and circuitry at the library to over 200 students (Python, Javascript, Arduino)</text:p>
              </text:list-item>
              <text:list-item>
                <text:p text:style-name="P38">Worked with library officials to organize regular weekly workshops and week-long summer camps</text:p>
              </text:list-item>
            </text:list>
          </table:table-cell>
        </table:table-row>
        <table:table-row table:style-name="Table1.11">
          <table:table-cell table:style-name="Table1.A1" office:value-type="string">
            <text:p text:style-name="P26">OTHER</text:p>
          </table:table-cell>
          <table:table-cell table:style-name="Table1.A1" office:value-type="string">
            <text:p text:style-name="P11">Awards</text:p>
            <text:list xml:id="list194051853195243" text:continue-numbering="true" text:style-name="L1">
              <text:list-item>
                <text:p text:style-name="P38">CalHacks 2019 - BlackRock API Prize</text:p>
              </text:list-item>
              <text:list-item>
                <text:p text:style-name="P38">Intuit George A. Hansen Computer Science Scholar</text:p>
              </text:list-item>
              <text:list-item>
                <text:p text:style-name="P38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3T19:40:49.936770871</dc:date>
    <meta:editing-duration>P1DT23M48S</meta:editing-duration>
    <meta:editing-cycles>171</meta:editing-cycles>
    <meta:document-statistic meta:table-count="2" meta:image-count="6" meta:object-count="0" meta:page-count="1" meta:paragraph-count="55" meta:word-count="451" meta:character-count="4104" meta:non-whitespace-character-count="2684"/>
  </office:meta>
</office:document-meta>
</file>